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discuss</text:p>
      <text:p text:style-name="P1">A. Testing Posting Service</text:p>
      <text:p text:style-name="P1">1. Still post successfully (status: 200???) when there’s no title/community_name/username in request</text:p>
      <text:p text:style-name="P1"/>
      <text:p text:style-name="P1">B. Testing Voting Service</text:p>
      <text:p text:style-name="P1">1. Given invalid vote_id, test still shows OK 201 in UPVOTING</text:p>
      <text:p text:style-name="P1">2. Given invalid vote_id, test still shows OK 201 in DOWNVOTING</text:p>
      <text:p text:style-name="P1">3. UPVOTING and DOWNVOTING use POST method =&gt; status_code returned should be 201, not 20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5:51:17.174008981</meta:creation-date>
    <dc:date>2020-03-16T15:52:15.693099854</dc:date>
    <meta:editing-duration>PT59S</meta:editing-duration>
    <meta:editing-cycles>1</meta:editing-cycles>
    <meta:document-statistic meta:table-count="0" meta:image-count="0" meta:object-count="0" meta:page-count="1" meta:paragraph-count="7" meta:word-count="60" meta:character-count="382" meta:non-whitespace-character-count="329"/>
    <meta:generator>LibreOffice/6.2.5.2$Linux_X86_64 LibreOffice_project/20$Build-2</meta:generator>
  </office:meta>
</office:document-meta>
</file>